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32" style:family="paragraph" style:parent-style-name="Standard">
      <style:text-properties officeooo:paragraph-rsid="0002079a"/>
    </style:style>
    <style:style style:name="P133" style:family="paragraph" style:parent-style-name="Standard">
      <style:text-properties officeooo:paragraph-rsid="000875c0"/>
    </style:style>
    <style:style style:name="P134" style:family="paragraph" style:parent-style-name="Standard">
      <style:text-properties officeooo:rsid="0009e350" officeooo:paragraph-rsid="0009e350"/>
    </style:style>
    <style:style style:name="P135" style:family="paragraph" style:parent-style-name="Standard">
      <style:text-properties officeooo:paragraph-rsid="000b3ecc"/>
    </style:style>
    <style:style style:name="P136" style:family="paragraph" style:parent-style-name="Standard">
      <style:text-properties officeooo:paragraph-rsid="000c6ea2"/>
    </style:style>
    <style:style style:name="P137" style:family="paragraph" style:parent-style-name="Standard">
      <style:text-properties officeooo:paragraph-rsid="00100777"/>
    </style:style>
    <style:style style:name="P138" style:family="paragraph" style:parent-style-name="Standard">
      <style:text-properties officeooo:paragraph-rsid="0011a2f5"/>
    </style:style>
    <style:style style:name="P139" style:family="paragraph" style:parent-style-name="Standard">
      <style:text-properties fo:font-size="12pt" style:font-size-asian="12pt" style:font-size-complex="12pt"/>
    </style:style>
    <style:style style:name="P140" style:family="paragraph" style:parent-style-name="Standard">
      <style:text-properties officeooo:paragraph-rsid="0019d4f8"/>
    </style:style>
    <style:style style:name="P141" style:family="paragraph" style:parent-style-name="Standard">
      <style:text-properties officeooo:paragraph-rsid="0021038e"/>
    </style:style>
    <style:style style:name="P142" style:family="paragraph" style:parent-style-name="Standard">
      <style:text-properties officeooo:paragraph-rsid="0025e663"/>
    </style:style>
    <style:style style:name="P143" style:family="paragraph" style:parent-style-name="Standard">
      <style:text-properties officeooo:rsid="0027fcd3" officeooo:paragraph-rsid="0027fcd3"/>
    </style:style>
    <style:style style:name="P144" style:family="paragraph" style:parent-style-name="Standard">
      <style:text-properties officeooo:paragraph-rsid="002b7811"/>
    </style:style>
    <style:style style:name="P145" style:family="paragraph" style:parent-style-name="Standard">
      <style:text-properties officeooo:paragraph-rsid="002c637f"/>
    </style:style>
    <style:style style:name="P146" style:family="paragraph" style:parent-style-name="Standard">
      <style:text-properties officeooo:paragraph-rsid="002e29bb"/>
    </style:style>
    <style:style style:name="P147" style:family="paragraph" style:parent-style-name="Standard">
      <style:text-properties officeooo:paragraph-rsid="002ee384"/>
    </style:style>
    <style:style style:name="P148" style:family="paragraph" style:parent-style-name="Standard">
      <style:text-properties officeooo:rsid="00312eea" officeooo:paragraph-rsid="00312eea"/>
    </style:style>
    <style:style style:name="P149" style:family="paragraph" style:parent-style-name="Standard">
      <style:text-properties officeooo:paragraph-rsid="003a34d7"/>
    </style:style>
    <style:style style:name="P150" style:family="paragraph" style:parent-style-name="Standard">
      <style:text-properties officeooo:paragraph-rsid="003ba73e"/>
    </style:style>
    <style:style style:name="P151" style:family="paragraph" style:parent-style-name="Standard">
      <style:text-properties officeooo:paragraph-rsid="003df03f"/>
    </style:style>
    <style:style style:name="P152" style:family="paragraph" style:parent-style-name="Standard">
      <style:text-properties officeooo:paragraph-rsid="0041759d"/>
    </style:style>
    <style:style style:name="P153" style:family="paragraph" style:parent-style-name="Standard">
      <style:text-properties officeooo:paragraph-rsid="0042cb80"/>
    </style:style>
    <style:style style:name="P154" style:family="paragraph" style:parent-style-name="Standard">
      <style:text-properties officeooo:paragraph-rsid="00457885"/>
    </style:style>
    <style:style style:name="P155" style:family="paragraph" style:parent-style-name="Standard">
      <style:text-properties officeooo:paragraph-rsid="004629dc"/>
    </style:style>
    <style:style style:name="P156" style:family="paragraph" style:parent-style-name="Standard">
      <style:text-properties officeooo:paragraph-rsid="0047e46c"/>
    </style:style>
    <style:style style:name="P157" style:family="paragraph" style:parent-style-name="Standard">
      <style:text-properties officeooo:paragraph-rsid="0049464d"/>
    </style:style>
    <style:style style:name="P158" style:family="paragraph" style:parent-style-name="Standard">
      <style:text-properties officeooo:paragraph-rsid="004c66ec"/>
    </style:style>
    <style:style style:name="P159" style:family="paragraph" style:parent-style-name="Standard">
      <style:text-properties officeooo:paragraph-rsid="004cb620"/>
    </style:style>
    <style:style style:name="P160" style:family="paragraph" style:parent-style-name="Text_20_body">
      <style:text-properties officeooo:rsid="0019d4f8" officeooo:paragraph-rsid="0019d4f8"/>
    </style:style>
    <style:style style:name="P161" style:family="paragraph" style:parent-style-name="Text_20_body">
      <style:text-properties officeooo:paragraph-rsid="0021038e"/>
    </style:style>
    <style:style style:name="P162" style:family="paragraph" style:parent-style-name="Text_20_body">
      <style:text-properties officeooo:paragraph-rsid="0025e663"/>
    </style:style>
    <style:style style:name="P163" style:family="paragraph" style:parent-style-name="Text_20_body">
      <style:text-properties officeooo:paragraph-rsid="002b7811"/>
    </style:style>
    <style:style style:name="P164" style:family="paragraph" style:parent-style-name="Text_20_body">
      <style:text-properties officeooo:paragraph-rsid="002c637f"/>
    </style:style>
    <style:style style:name="P165" style:family="paragraph" style:parent-style-name="Text_20_body">
      <style:text-properties officeooo:paragraph-rsid="002e29bb"/>
    </style:style>
    <style:style style:name="P166" style:family="paragraph" style:parent-style-name="Text_20_body">
      <style:text-properties officeooo:paragraph-rsid="002ee384"/>
    </style:style>
    <style:style style:name="P167" style:family="paragraph" style:parent-style-name="Text_20_body">
      <style:text-properties officeooo:paragraph-rsid="003a34d7"/>
    </style:style>
    <style:style style:name="P168" style:family="paragraph" style:parent-style-name="Text_20_body">
      <style:text-properties officeooo:paragraph-rsid="003ba73e"/>
    </style:style>
    <style:style style:name="P169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70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1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2" style:family="paragraph" style:parent-style-name="Heading_20_2">
      <style:text-properties officeooo:paragraph-rsid="00384c96"/>
    </style:style>
    <style:style style:name="P173" style:family="paragraph" style:parent-style-name="Heading_20_2">
      <style:text-properties officeooo:paragraph-rsid="0021038e"/>
    </style:style>
    <style:style style:name="P174" style:family="paragraph" style:parent-style-name="Heading_20_2">
      <style:text-properties officeooo:paragraph-rsid="0025e663"/>
    </style:style>
    <style:style style:name="P175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6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7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8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9" style:family="paragraph" style:parent-style-name="Heading_20_2">
      <style:text-properties officeooo:paragraph-rsid="002b7811"/>
    </style:style>
    <style:style style:name="P180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81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82" style:family="paragraph" style:parent-style-name="Heading_20_2">
      <style:text-properties officeooo:paragraph-rsid="002c637f"/>
    </style:style>
    <style:style style:name="P183" style:family="paragraph" style:parent-style-name="Heading_20_2">
      <style:text-properties officeooo:paragraph-rsid="002e29bb"/>
    </style:style>
    <style:style style:name="P184" style:family="paragraph" style:parent-style-name="Heading_20_2">
      <style:text-properties officeooo:paragraph-rsid="002ee384"/>
    </style:style>
    <style:style style:name="P185" style:family="paragraph" style:parent-style-name="Heading_20_2">
      <style:text-properties officeooo:paragraph-rsid="003a34d7"/>
    </style:style>
    <style:style style:name="P186" style:family="paragraph" style:parent-style-name="Heading_20_2">
      <style:text-properties officeooo:paragraph-rsid="003ba73e"/>
    </style:style>
    <style:style style:name="P187" style:family="paragraph" style:parent-style-name="Heading_20_2">
      <style:text-properties officeooo:paragraph-rsid="0041759d"/>
    </style:style>
    <style:style style:name="P188" style:family="paragraph" style:parent-style-name="Heading_20_2">
      <style:text-properties officeooo:paragraph-rsid="0042cb80"/>
    </style:style>
    <style:style style:name="P189" style:family="paragraph" style:parent-style-name="Heading_20_2">
      <style:text-properties officeooo:paragraph-rsid="0049464d"/>
    </style:style>
    <style:style style:name="P190" style:family="paragraph" style:parent-style-name="Heading_20_2">
      <style:text-properties officeooo:paragraph-rsid="004c66ec"/>
    </style:style>
    <style:style style:name="P191" style:family="paragraph" style:parent-style-name="Heading_20_2">
      <style:text-properties officeooo:paragraph-rsid="004cb620"/>
    </style:style>
    <style:style style:name="P192" style:family="paragraph" style:parent-style-name="Heading_20_2">
      <style:text-properties officeooo:paragraph-rsid="0051d835"/>
    </style:style>
    <style:style style:name="P193" style:family="paragraph" style:parent-style-name="Heading_20_2">
      <style:text-properties officeooo:paragraph-rsid="00560cc2"/>
    </style:style>
    <style:style style:name="P194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195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196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197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198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199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200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201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202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203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204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205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206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207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208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209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210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211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212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213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214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215" style:family="paragraph" style:parent-style-name="Standard">
      <style:text-properties officeooo:paragraph-rsid="00503d9a"/>
    </style:style>
    <style:style style:name="P216" style:family="paragraph" style:parent-style-name="Standard">
      <style:text-properties officeooo:paragraph-rsid="0051d835"/>
    </style:style>
    <style:style style:name="P217" style:family="paragraph" style:parent-style-name="Standard">
      <style:text-properties officeooo:rsid="0053f797" officeooo:paragraph-rsid="0053f797"/>
    </style:style>
    <style:style style:name="P218" style:family="paragraph" style:parent-style-name="Standard">
      <style:text-properties officeooo:rsid="0053f797" officeooo:paragraph-rsid="00560cc2"/>
    </style:style>
    <style:style style:name="P219" style:family="paragraph" style:parent-style-name="Standard">
      <style:text-properties officeooo:paragraph-rsid="00560cc2"/>
    </style:style>
    <style:style style:name="P220" style:family="paragraph" style:parent-style-name="Text_20_body">
      <style:text-properties officeooo:paragraph-rsid="0051d835"/>
    </style:style>
    <style:style style:name="P221" style:family="paragraph" style:parent-style-name="Text_20_body">
      <style:text-properties officeooo:paragraph-rsid="00560cc2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2152c" style:font-weight-asian="normal" style:font-weight-complex="normal"/>
    </style:style>
    <style:style style:name="T47" style:family="text">
      <style:text-properties style:font-name="Gadugi" fo:font-weight="normal" officeooo:rsid="00558716" style:font-weight-asian="normal" style:font-weight-complex="normal"/>
    </style:style>
    <style:style style:name="T48" style:family="text">
      <style:text-properties style:font-name="Gadugi" fo:font-weight="bold" officeooo:rsid="0002079a" style:font-weight-asian="bold" style:font-weight-complex="bold"/>
    </style:style>
    <style:style style:name="T49" style:family="text">
      <style:text-properties style:font-name="Gadugi" fo:font-weight="bold" officeooo:rsid="0001a1fd" style:font-weight-asian="bold" style:font-weight-complex="bold"/>
    </style:style>
    <style:style style:name="T50" style:family="text">
      <style:text-properties style:font-name="Gadugi" officeooo:rsid="0001a1fd"/>
    </style:style>
    <style:style style:name="T51" style:family="text">
      <style:text-properties style:font-name="Gadugi" officeooo:rsid="0009e350"/>
    </style:style>
    <style:style style:name="T52" style:family="text">
      <style:text-properties officeooo:rsid="0002079a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560cc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officeooo:rsid="0011a2f5"/>
    </style:style>
    <style:style style:name="T76" style:family="text">
      <style:text-properties officeooo:rsid="0009e350" style:font-name-asian="Microsoft YaHei" style:font-name-complex="Mangal"/>
    </style:style>
    <style:style style:name="T77" style:family="text">
      <style:text-properties officeooo:rsid="000c6ea2" style:font-name-asian="Microsoft YaHei" style:font-name-complex="Mangal"/>
    </style:style>
    <style:style style:name="T78" style:family="text">
      <style:text-properties officeooo:rsid="00100777" style:font-name-asian="Microsoft YaHei" style:font-name-complex="Mangal"/>
    </style:style>
    <style:style style:name="T79" style:family="text">
      <style:text-properties officeooo:rsid="0011a2f5" style:font-name-asian="Microsoft YaHei" style:font-name-complex="Mangal"/>
    </style:style>
    <style:style style:name="T80" style:family="text">
      <style:text-properties officeooo:rsid="00182eb3" style:font-name-asian="Microsoft YaHei" style:font-name-complex="Mangal"/>
    </style:style>
    <style:style style:name="T81" style:family="text">
      <style:text-properties officeooo:rsid="001b639e"/>
    </style:style>
    <style:style style:name="T82" style:family="text">
      <style:text-properties officeooo:rsid="002b7811"/>
    </style:style>
    <style:style style:name="T83" style:family="text">
      <style:text-properties officeooo:rsid="00384c96"/>
    </style:style>
    <style:style style:name="T84" style:family="text">
      <style:text-properties officeooo:rsid="00416e8a"/>
    </style:style>
    <style:style style:name="T85" style:family="text">
      <style:text-properties officeooo:rsid="0041759d"/>
    </style:style>
    <style:style style:name="T86" style:family="text">
      <style:text-properties officeooo:rsid="00458c4b"/>
    </style:style>
    <style:style style:name="T87" style:family="text">
      <style:text-properties officeooo:rsid="004629dc"/>
    </style:style>
    <style:style style:name="T88" style:family="text">
      <style:text-properties officeooo:rsid="004cb620"/>
    </style:style>
    <style:style style:name="T89" style:family="text">
      <style:text-properties officeooo:rsid="00503d9a"/>
    </style:style>
    <style:style style:name="T90" style:family="text">
      <style:text-properties officeooo:rsid="0051077f"/>
    </style:style>
    <style:style style:name="T91" style:family="text">
      <style:text-properties officeooo:rsid="0051d835"/>
    </style:style>
    <style:style style:name="T92" style:family="text">
      <style:text-properties officeooo:rsid="0052152c"/>
    </style:style>
    <style:style style:name="T93" style:family="text">
      <style:text-properties officeooo:rsid="0053f797"/>
    </style:style>
    <style:style style:name="T94" style:family="text">
      <style:text-properties officeooo:rsid="00558716"/>
    </style:style>
    <style:style style:name="T95" style:family="text">
      <style:text-properties officeooo:rsid="00560c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72" text:outline-level="2">Rifle Aiming Idle</text:h>
      <text:p text:style-name="P3"/>
      <text:p text:style-name="P7"><text:span text:style-name="T53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35">Breath: 50</text:p>
      <text:p text:style-name="P35">Aim Height: 50</text:p>
      <text:p text:style-name="Standard">Direciton: 50</text:p>
      <text:p text:style-name="Standard">Overdrive: 50</text:p>
      <text:p text:style-name="P35">Character Arm-Space: 50</text:p>
      <text:p text:style-name="P35">Trim: 95 total frames</text:p>
      <text:p text:style-name="P35">Mirror: false</text:p>
      <text:p text:style-name="P35"/>
      <text:p text:style-name="P139">Combination of original <text:span text:style-name="T1">Rifle Aiming Idle </text:span>and <text:s/>Aiming Rifle Str<text:span text:style-name="T76">a</text:span>fe <text:span text:style-name="T77">Right </text:span><text:span text:style-name="T78">T</text:span><text:span text:style-name="T79">hird Speed </text:span><text:span text:style-name="T80">(combined within Blender)</text:span></text:p>
      <text:p text:style-name="P35"/>
      <text:p text:style-name="P88"/>
      <text:p text:style-name="P35"/>
      <text:h text:style-name="P172" text:outline-level="2">Rifle Aiming <text:span text:style-name="T54">Walking F</text:span><text:span text:style-name="T56">orward</text:span></text:h>
      <text:p text:style-name="P5"/>
      <text:p text:style-name="P135"><text:span text:style-name="T49">Original name: </text:span><text:span text:style-name="T50">W</text:span><text:span text:style-name="T51">alking </text:span></text:p>
      <text:p text:style-name="P81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81"/>
      <text:p text:style-name="P9"/>
      <text:p text:style-name="P14">Values:</text:p>
      <text:p text:style-name="P135"><text:span text:style-name="T6">S</text:span><text:span text:style-name="T7">tance</text:span><text:span text:style-name="T6">: 8</text:span><text:span text:style-name="T8">0</text:span></text:p>
      <text:p text:style-name="P93">Speed: 100</text:p>
      <text:p text:style-name="P135"><text:span text:style-name="T6">Overdrive: 6</text:span><text:span text:style-name="T8">5</text:span></text:p>
      <text:p text:style-name="P38">Character Arm-Space: 50</text:p>
      <text:p text:style-name="P135"><text:span text:style-name="T6">Trim: 2</text:span><text:span text:style-name="T7">3</text:span><text:span text:style-name="T6"> total frames</text:span></text:p>
      <text:p text:style-name="P38">Mirror: false</text:p>
      <text:p text:style-name="P81"><text:span text:style-name="T52">I</text:span>n Place: true</text:p>
      <text:p text:style-name="P81"/>
      <text:p text:style-name="P88">Rough BPM: 165</text:p>
      <text:p text:style-name="P35"/>
      <text:h text:style-name="P172" text:outline-level="2"><text:soft-page-break/>Rifle Aiming <text:span text:style-name="T54">Walking Backwards</text:span></text:h>
      <text:p text:style-name="P4"/>
      <text:p text:style-name="P133"><text:span text:style-name="T49">Original name: </text:span><text:span text:style-name="T50">W</text:span><text:span text:style-name="T51">alking Backwards</text:span></text:p>
      <text:p text:style-name="P37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33"><text:span text:style-name="T6">S</text:span><text:span text:style-name="T7">tance</text:span><text:span text:style-name="T6">: 7</text:span><text:span text:style-name="T7">5</text:span></text:p>
      <text:p text:style-name="P134"><text:span text:style-name="T7">S</text:span><text:span text:style-name="T3">peed: 100</text:span></text:p>
      <text:p text:style-name="P37">Overdrive: 50</text:p>
      <text:p text:style-name="P37">Character Arm-Space: 50</text:p>
      <text:p text:style-name="P133"><text:span text:style-name="T6">Trim: 2</text:span><text:span text:style-name="T7">2</text:span><text:span text:style-name="T6"> total frames</text:span></text:p>
      <text:p text:style-name="P37">Mirror: false</text:p>
      <text:p text:style-name="P80"><text:span text:style-name="T52">I</text:span>n Place: true</text:p>
      <text:p text:style-name="P80"/>
      <text:p text:style-name="P88">Rough BPM: 165</text:p>
      <text:p text:style-name="P80"/>
      <text:p text:style-name="P80"/>
      <text:p text:style-name="P35"/>
      <text:p text:style-name="P35"/>
      <text:h text:style-name="P172" text:outline-level="2">Rifle Aiming Str<text:span text:style-name="T55">a</text:span>fe Left</text:h>
      <text:p text:style-name="P59"/>
      <text:p text:style-name="P132"><text:span text:style-name="T48">Original Name:</text:span><text:span text:style-name="T4"> Strafe Left</text:span></text:p>
      <text:p text:style-name="P13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59"/>
      <text:p text:style-name="P12">Values:</text:p>
      <text:p text:style-name="P132"><text:span text:style-name="T6">B</text:span><text:span text:style-name="T5">ody Height</text:span><text:span text:style-name="T6">: 7</text:span><text:span text:style-name="T5">0</text:span></text:p>
      <text:p text:style-name="P132"><text:span text:style-name="T6">S</text:span><text:span text:style-name="T5">tride length</text:span><text:span text:style-name="T6">: 1</text:span><text:span text:style-name="T5">00</text:span></text:p>
      <text:p text:style-name="P132"><text:span text:style-name="T6">Overdrive: 7</text:span><text:span text:style-name="T5">5</text:span></text:p>
      <text:p text:style-name="P36">Character Arm-Space: 50</text:p>
      <text:p text:style-name="P132"><text:span text:style-name="T6">Trim: 2</text:span><text:span text:style-name="T5">2</text:span><text:span text:style-name="T6"> total frames</text:span></text:p>
      <text:p text:style-name="P59">Mirror: false</text:p>
      <text:p text:style-name="P79"><text:span text:style-name="T52">I</text:span>n Place: true</text:p>
      <text:p text:style-name="P79"/>
      <text:p text:style-name="P88">Rough BPM: 165</text:p>
      <text:p text:style-name="P79"/>
      <text:h text:style-name="P172" text:outline-level="2">Rifle Aiming Str<text:span text:style-name="T55">a</text:span>fe <text:span text:style-name="T57">Right</text:span></text:h>
      <text:p text:style-name="P60"/>
      <text:p text:style-name="P136"><text:span text:style-name="T48">Original Name:</text:span><text:span text:style-name="T4"> Strafe R</text:span><text:span text:style-name="T9">ight</text:span></text:p>
      <text:p text:style-name="P13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0"><text:soft-page-break/></text:p>
      <text:p text:style-name="P15">Values:</text:p>
      <text:p text:style-name="P136"><text:span text:style-name="T6">B</text:span><text:span text:style-name="T5">ody Height</text:span><text:span text:style-name="T6">: 7</text:span><text:span text:style-name="T5">0</text:span></text:p>
      <text:p text:style-name="P136"><text:span text:style-name="T6">S</text:span><text:span text:style-name="T5">tride length</text:span><text:span text:style-name="T6">: 9</text:span><text:span text:style-name="T9">0</text:span></text:p>
      <text:p text:style-name="P136"><text:span text:style-name="T6">Overdrive: 7</text:span><text:span text:style-name="T5">5</text:span></text:p>
      <text:p text:style-name="P39">Character Arm-Space: 50</text:p>
      <text:p text:style-name="P136"><text:span text:style-name="T6">Trim: 2</text:span><text:span text:style-name="T5">1</text:span><text:span text:style-name="T6"> total frames</text:span></text:p>
      <text:p text:style-name="P60">Mirror: false</text:p>
      <text:p text:style-name="P82"><text:span text:style-name="T52">I</text:span>n Place: true</text:p>
      <text:p text:style-name="P82"/>
      <text:p text:style-name="P88">Rough BPM: 165</text:p>
      <text:p text:style-name="P88"/>
      <text:h text:style-name="P172" text:outline-level="2">Rifle Aiming <text:span text:style-name="T54">Walking F</text:span><text:span text:style-name="T56">orward </text:span><text:span text:style-name="T59">ThirdSpeed</text:span></text:h>
      <text:p text:style-name="P6"/>
      <text:p text:style-name="P138"><text:span text:style-name="T49">Original name: </text:span><text:span text:style-name="T50">W</text:span><text:span text:style-name="T51">alking </text:span></text:p>
      <text:p text:style-name="P84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84"/>
      <text:p text:style-name="P10"/>
      <text:p text:style-name="P17">Values:</text:p>
      <text:p text:style-name="P138"><text:span text:style-name="T6">S</text:span><text:span text:style-name="T7">tance</text:span><text:span text:style-name="T6">: 9</text:span><text:span text:style-name="T13">0</text:span></text:p>
      <text:p text:style-name="P138"><text:span text:style-name="T7">Speed: 3</text:span><text:span text:style-name="T13">0</text:span></text:p>
      <text:p text:style-name="P138"><text:span text:style-name="T6">Overdrive: 5</text:span><text:span text:style-name="T13">0</text:span></text:p>
      <text:p text:style-name="P41">Character Arm-Space: 50</text:p>
      <text:p text:style-name="P138"><text:span text:style-name="T6">Trim: 6</text:span><text:span text:style-name="T13">4</text:span><text:span text:style-name="T6"> total frames</text:span></text:p>
      <text:p text:style-name="P41">Mirror: false</text:p>
      <text:p text:style-name="P84"><text:span text:style-name="T52">I</text:span>n Place: true</text:p>
      <text:p text:style-name="P84"/>
      <text:p text:style-name="P138"><text:span text:style-name="T10">Rough BPM: 5</text:span><text:span text:style-name="T12">5</text:span></text:p>
      <text:p text:style-name="P41"/>
      <text:h text:style-name="P172" text:outline-level="2">Rifle Aiming <text:span text:style-name="T54">Walking Backwards </text:span><text:span text:style-name="T59">ThirdSpeed</text:span></text:h>
      <text:p text:style-name="P6"/>
      <text:p text:style-name="P138"><text:span text:style-name="T49">Original name: </text:span><text:span text:style-name="T50">W</text:span><text:span text:style-name="T51">alking Backwards</text:span></text:p>
      <text:p text:style-name="P41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38"><text:span text:style-name="T6">S</text:span><text:span text:style-name="T7">tance</text:span><text:span text:style-name="T6">: 8</text:span><text:span text:style-name="T13">7</text:span></text:p>
      <text:p text:style-name="P138"><text:span text:style-name="T7">Speed: 1</text:span><text:span text:style-name="T13">0</text:span></text:p>
      <text:p text:style-name="P138"><text:span text:style-name="T6">Overdrive: 4</text:span><text:span text:style-name="T13">0</text:span></text:p>
      <text:p text:style-name="P138"><text:span text:style-name="T6">Character Arm-Space: 5</text:span><text:span text:style-name="T13">0</text:span></text:p>
      <text:p text:style-name="P138"><text:span text:style-name="T6">Trim: 6</text:span><text:span text:style-name="T13">4</text:span><text:span text:style-name="T6"> total frames</text:span></text:p>
      <text:p text:style-name="P41"><text:soft-page-break/>Mirror: false</text:p>
      <text:p text:style-name="P84"><text:span text:style-name="T52">I</text:span>n Place: true</text:p>
      <text:p text:style-name="P84"/>
      <text:p text:style-name="P138">Rough BPM: <text:span text:style-name="T75">55</text:span></text:p>
      <text:p text:style-name="P88"/>
      <text:h text:style-name="P172" text:outline-level="2">Rifle Aiming Str<text:span text:style-name="T55">a</text:span>fe Left <text:span text:style-name="T58">T</text:span><text:span text:style-name="T59">hirdSpeed</text:span></text:h>
      <text:p text:style-name="P61"/>
      <text:p text:style-name="P137"><text:span text:style-name="T48">Original Name:</text:span><text:span text:style-name="T4"> Strafe Left</text:span></text:p>
      <text:p text:style-name="P13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1"/>
      <text:p text:style-name="P16">Values:</text:p>
      <text:p text:style-name="P137"><text:span text:style-name="T6">B</text:span><text:span text:style-name="T5">ody Height</text:span><text:span text:style-name="T6">: 8</text:span><text:span text:style-name="T13">5</text:span></text:p>
      <text:p text:style-name="P137"><text:span text:style-name="T6">S</text:span><text:span text:style-name="T5">tride length</text:span><text:span text:style-name="T6">: 1</text:span><text:span text:style-name="T13">0</text:span></text:p>
      <text:p text:style-name="P137"><text:span text:style-name="T6">Overdrive: 4</text:span><text:span text:style-name="T13">5</text:span></text:p>
      <text:p text:style-name="P40">Character Arm-Space: 50</text:p>
      <text:p text:style-name="P137"><text:span text:style-name="T6">Trim: 6</text:span><text:span text:style-name="T13">6</text:span><text:span text:style-name="T6"> total frames</text:span></text:p>
      <text:p text:style-name="P61">Mirror: false</text:p>
      <text:p text:style-name="P83"><text:span text:style-name="T52">I</text:span>n Place: true</text:p>
      <text:p text:style-name="P83"/>
      <text:p text:style-name="P137"><text:span text:style-name="T10">Rough BPM: 5</text:span><text:span text:style-name="T12">5</text:span></text:p>
      <text:p text:style-name="P94"/>
      <text:h text:style-name="P172" text:outline-level="2">Rifle Aiming Str<text:span text:style-name="T55">a</text:span>fe <text:span text:style-name="T57">Right </text:span><text:span text:style-name="T58">T</text:span><text:span text:style-name="T59">hird Speed</text:span></text:h>
      <text:p text:style-name="P61"/>
      <text:p text:style-name="P137"><text:span text:style-name="T48">Original Name:</text:span><text:span text:style-name="T4"> Strafe R</text:span><text:span text:style-name="T9">ight</text:span></text:p>
      <text:p text:style-name="P137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1"/>
      <text:p text:style-name="P16">Values:</text:p>
      <text:p text:style-name="P137"><text:span text:style-name="T6">B</text:span><text:span text:style-name="T5">ody Height</text:span><text:span text:style-name="T6">: 8</text:span><text:span text:style-name="T11">5</text:span></text:p>
      <text:p text:style-name="P137"><text:span text:style-name="T6">S</text:span><text:span text:style-name="T5">tride length</text:span><text:span text:style-name="T6">: 5</text:span></text:p>
      <text:p text:style-name="P137"><text:span text:style-name="T6">Overdrive: 4</text:span><text:span text:style-name="T13">0</text:span></text:p>
      <text:p text:style-name="P40">Character Arm-Space: 50</text:p>
      <text:p text:style-name="P137"><text:span text:style-name="T6">Trim: 6</text:span><text:span text:style-name="T13">7 </text:span><text:span text:style-name="T6">total frames</text:span></text:p>
      <text:p text:style-name="P61">Mirror: false</text:p>
      <text:p text:style-name="P83"><text:span text:style-name="T52">I</text:span>n Place: true</text:p>
      <text:p text:style-name="P83"/>
      <text:p text:style-name="P137"><text:span text:style-name="T11">Rough BPM: 5</text:span><text:span text:style-name="T12">5</text:span></text:p>
      <text:p text:style-name="P95"/>
      <text:p text:style-name="P95"/>
      <text:h text:style-name="Heading_20_2" text:outline-level="2"><text:soft-page-break/><text:span text:style-name="T83">Rifle Aiming </text:span>Turning Right 45 Degrees Improved - not so much root motion</text:h>
      <text:p text:style-name="Text_20_body"/>
      <text:p text:style-name="P160"><text:span text:style-name="T53">Original Name: </text:span>Turning Right 45 Degrees</text:p>
      <text:p text:style-name="P160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60"/>
      <text:p text:style-name="P18">Values:</text:p>
      <text:p text:style-name="P140"><text:span text:style-name="T6">Overdrive: </text:span><text:span text:style-name="T14">50</text:span></text:p>
      <text:p text:style-name="P42">Character Arm-Space: 50</text:p>
      <text:p text:style-name="P140"><text:span text:style-name="T6">Trim: 3</text:span><text:span text:style-name="T14">1</text:span><text:span text:style-name="T13"> </text:span><text:span text:style-name="T6">total frames</text:span></text:p>
      <text:p text:style-name="P62">Mirror: false</text:p>
      <text:p text:style-name="P62"/>
      <text:p text:style-name="P62">→<text:span text:style-name="T81"> the animation is played at -1 speed for the left side, also root motion in x y and z was taken way in unity (all keyframes but the first ones)</text:span></text:p>
      <text:p text:style-name="P62"/>
      <text:h text:style-name="Heading_20_1" text:outline-level="1">Rifle Idle</text:h>
      <text:p text:style-name="P62"/>
      <text:h text:style-name="Heading_20_2" text:outline-level="2">Rifle Idle Walking Forward:</text:h>
      <text:p text:style-name="Text_20_body"/>
      <text:p text:style-name="P141"><text:span text:style-name="T48">Original Name:</text:span><text:span text:style-name="T4"> R</text:span><text:span text:style-name="T16">ifle Walk</text:span></text:p>
      <text:p text:style-name="P141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63"/>
      <text:p text:style-name="P19">Values:</text:p>
      <text:p text:style-name="P141"><text:span text:style-name="T6">Overdrive: 5</text:span><text:span text:style-name="T16">0</text:span></text:p>
      <text:p text:style-name="P43">Character Arm-Space: 50</text:p>
      <text:p text:style-name="P141"><text:span text:style-name="T6">Trim: 4</text:span><text:span text:style-name="T16">0</text:span><text:span text:style-name="T13"> </text:span><text:span text:style-name="T6">total frames</text:span></text:p>
      <text:p text:style-name="P63">Mirror: false</text:p>
      <text:p text:style-name="P86"><text:span text:style-name="T52">I</text:span>n Place: true</text:p>
      <text:p text:style-name="P86"/>
      <text:p text:style-name="P141"><text:span text:style-name="T11">Rough BPM: </text:span><text:span text:style-name="T15">90</text:span></text:p>
      <text:p text:style-name="P96"/>
      <text:h text:style-name="P173" text:outline-level="2">Rifle Idle Walking <text:span text:style-name="T60">B</text:span><text:span text:style-name="T61">ackwards</text:span>:</text:h>
      <text:p text:style-name="P161"/>
      <text:p text:style-name="P141"><text:soft-page-break/><text:span text:style-name="T48">Original Name:</text:span><text:span text:style-name="T4"> B</text:span><text:span text:style-name="T18">ackwards Rifle Walk</text:span></text:p>
      <text:p text:style-name="P141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63"/>
      <text:p text:style-name="P19">Values:</text:p>
      <text:p text:style-name="P141"><text:span text:style-name="T6">Overdrive: 5</text:span><text:span text:style-name="T16">0</text:span></text:p>
      <text:p text:style-name="P43">Character Arm-Space: 50</text:p>
      <text:p text:style-name="P141"><text:span text:style-name="T6">Trim: 3</text:span><text:span text:style-name="T17">9 </text:span><text:span text:style-name="T6">total frames</text:span></text:p>
      <text:p text:style-name="P63">Mirror: false</text:p>
      <text:p text:style-name="P86"><text:span text:style-name="T52">I</text:span>n Place: true</text:p>
      <text:p text:style-name="P86"/>
      <text:p text:style-name="P141"><text:span text:style-name="T11">Rough BPM: </text:span><text:span text:style-name="T15">90</text:span></text:p>
      <text:p text:style-name="P96"/>
      <text:h text:style-name="P174" text:outline-level="2">Rifle Idle <text:span text:style-name="T60">T</text:span><text:span text:style-name="T62">urn:</text:span></text:h>
      <text:p text:style-name="P162"/>
      <text:p text:style-name="P142"><text:span text:style-name="T48">Original Name:</text:span><text:span text:style-name="T4"> R</text:span><text:span text:style-name="T19">ifle Turn</text:span></text:p>
      <text:p text:style-name="P142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64"/>
      <text:p text:style-name="P64"/>
      <text:p text:style-name="P20">Values:</text:p>
      <text:p text:style-name="P142"><text:span text:style-name="T6">Overdrive: 5</text:span><text:span text:style-name="T16">0</text:span></text:p>
      <text:p text:style-name="P44">Character Arm-Space: 50</text:p>
      <text:p text:style-name="P142"><text:span text:style-name="T6">Trim: 6</text:span><text:span text:style-name="T19">0</text:span><text:span text:style-name="T17"> </text:span><text:span text:style-name="T6">total frames</text:span></text:p>
      <text:p text:style-name="P64">Mirror: false</text:p>
      <text:p text:style-name="P87"/>
      <text:p text:style-name="P142"><text:span text:style-name="T11">//Rough BPM: </text:span><text:span text:style-name="T15">90?</text:span></text:p>
      <text:p text:style-name="P97"/>
      <text:p text:style-name="P143"><text:span text:style-name="T15">L</text:span><text:span text:style-name="T3">oop Pose: true</text:span></text:p>
      <text:p text:style-name="P114">- deleted all root motion except y and all root rotation, shortened clip to be smoother</text:p>
      <text:p text:style-name="P114"/>
      <text:h text:style-name="Heading_20_1" text:outline-level="1">Rifle Crouching:</text:h>
      <text:p text:style-name="P117"/>
      <text:p text:style-name="P117"/>
      <text:h text:style-name="P175" text:outline-level="2">R<text:span text:style-name="T82">ifle Crouching Turn Left 90 Degrees</text:span></text:h>
      <text:p text:style-name="P163"/>
      <text:p text:style-name="P144"><text:span text:style-name="T48">Original Name:</text:span><text:span text:style-name="T4"> </text:span><text:span text:style-name="T19">Crouching Turn 90 Left</text:span></text:p>
      <text:p text:style-name="P144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65"/>
      <text:p text:style-name="P65"/>
      <text:p text:style-name="P21">Values:</text:p>
      <text:p text:style-name="P144"><text:span text:style-name="T6">Overdrive: 5</text:span><text:span text:style-name="T16">0</text:span></text:p>
      <text:p text:style-name="P45">Character Arm-Space: 50</text:p>
      <text:p text:style-name="P144"><text:span text:style-name="T6">Trim: 3</text:span><text:span text:style-name="T20">9</text:span><text:span text:style-name="T17"> </text:span><text:span text:style-name="T6">total frames</text:span></text:p>
      <text:p text:style-name="P65">Mirror: false</text:p>
      <text:p text:style-name="P98"/>
      <text:p text:style-name="P115"/>
      <text:p text:style-name="P115"/>
      <text:p text:style-name="P117">- has root motion x and z takn away and the animation is shortened in its length from 0 to 1:10 <text:span text:style-name="T82">&amp; Loop Pose is true</text:span></text:p>
      <text:p text:style-name="P117"/>
      <text:h text:style-name="P179" text:outline-level="2"><text:span text:style-name="T60">R</text:span><text:span text:style-name="T63">ifle Crouching Turn Right 90 Degrees</text:span></text:h>
      <text:p text:style-name="P163"/>
      <text:p text:style-name="P144"><text:span text:style-name="T48">Original Name:</text:span><text:span text:style-name="T4"> </text:span><text:span text:style-name="T19">Crouching Turn 90 R</text:span><text:span text:style-name="T20">ight</text:span></text:p>
      <text:p text:style-name="P144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65"/>
      <text:p text:style-name="P65"/>
      <text:p text:style-name="P21">Values:</text:p>
      <text:p text:style-name="P144"><text:span text:style-name="T6">Overdrive: 5</text:span><text:span text:style-name="T16">0</text:span></text:p>
      <text:p text:style-name="P45">Character Arm-Space: 50</text:p>
      <text:p text:style-name="P144"><text:span text:style-name="T6">Trim: 3</text:span><text:span text:style-name="T20">9</text:span><text:span text:style-name="T17"> </text:span><text:span text:style-name="T6">total frames</text:span></text:p>
      <text:p text:style-name="P65">Mirror: false</text:p>
      <text:p text:style-name="P98"/>
      <text:p text:style-name="P115"/>
      <text:p text:style-name="P115"/>
      <text:p text:style-name="P118">- has root motion x and z takn away and the animation is shortened in its length from 0 to 1:10 <text:span text:style-name="T82">&amp; Loop Pose is true</text:span></text:p>
      <text:h text:style-name="P181" text:outline-level="2"/>
      <text:p text:style-name="P169"/>
      <text:h text:style-name="P182" text:outline-level="2"><text:span text:style-name="T60">R</text:span><text:span text:style-name="T63">ifle Crouching </text:span><text:span text:style-name="T64">Aiming Idle</text:span></text:h>
      <text:p text:style-name="P164"/>
      <text:p text:style-name="P145"><text:span text:style-name="T48">Original Name:</text:span><text:span text:style-name="T4"> </text:span><text:span text:style-name="T19">I</text:span><text:span text:style-name="T21">dle Crouching Aiming</text:span></text:p>
      <text:p text:style-name="P145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66"><text:soft-page-break/></text:p>
      <text:p text:style-name="P66"/>
      <text:p text:style-name="P22">Values:</text:p>
      <text:p text:style-name="P145"><text:span text:style-name="T6">Overdrive: 5</text:span><text:span text:style-name="T16">0</text:span></text:p>
      <text:p text:style-name="P46">Character Arm-Space: 50</text:p>
      <text:p text:style-name="P145"><text:span text:style-name="T6">Trim: 6</text:span><text:span text:style-name="T22">4</text:span><text:span text:style-name="T17"> </text:span><text:span text:style-name="T6">total frames</text:span></text:p>
      <text:p text:style-name="P66">Mirror: false</text:p>
      <text:h text:style-name="P183" text:outline-level="2"><text:span text:style-name="T60">R</text:span><text:span text:style-name="T63">ifle Crouching </text:span><text:span text:style-name="T64">Walking Forwards</text:span></text:h>
      <text:p text:style-name="P165"/>
      <text:p text:style-name="P146"><text:span text:style-name="T48">Original Name:</text:span><text:span text:style-name="T4"> </text:span><text:span text:style-name="T19">I</text:span><text:span text:style-name="T21">dle Crouching Aiming</text:span></text:p>
      <text:p text:style-name="P146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67"/>
      <text:p text:style-name="P67"/>
      <text:p text:style-name="P23">Values:</text:p>
      <text:p text:style-name="P146"><text:span text:style-name="T6">Overdrive: 5</text:span><text:span text:style-name="T16">0</text:span></text:p>
      <text:p text:style-name="P47">Character Arm-Space: 50</text:p>
      <text:p text:style-name="P146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48">In Place: true</text:p>
      <text:h text:style-name="P176" text:outline-level="2"/>
      <text:h text:style-name="P176" text:outline-level="2"/>
      <text:h text:style-name="P183" text:outline-level="2"><text:span text:style-name="T60">R</text:span><text:span text:style-name="T63">ifle Crouching </text:span><text:span text:style-name="T64">Walking Backwards</text:span></text:h>
      <text:p text:style-name="P165"/>
      <text:p text:style-name="P146"><text:span text:style-name="T48">Original Name:</text:span><text:span text:style-name="T4"> </text:span><text:span text:style-name="T21">Walk Crouching Backward</text:span></text:p>
      <text:p text:style-name="P146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67"/>
      <text:p text:style-name="P67"/>
      <text:p text:style-name="P23">Values:</text:p>
      <text:p text:style-name="P146"><text:span text:style-name="T6">Overdrive: 5</text:span><text:span text:style-name="T16">0</text:span></text:p>
      <text:p text:style-name="P47">Character Arm-Space: 50</text:p>
      <text:p text:style-name="P146"><text:span text:style-name="T6">Trim: 3</text:span><text:span text:style-name="T24">1</text:span><text:span text:style-name="T17"> </text:span><text:span text:style-name="T6">total frames</text:span></text:p>
      <text:p text:style-name="P99">Mirror: false</text:p>
      <text:p text:style-name="P100">In Place: true</text:p>
      <text:p text:style-name="P119"/>
      <text:h text:style-name="P184" text:outline-level="2"><text:soft-page-break/><text:span text:style-name="T60">R</text:span><text:span text:style-name="T63">ifle Crouching </text:span><text:span text:style-name="T64">S</text:span><text:span text:style-name="T65">trafe</text:span><text:span text:style-name="T64"> L</text:span><text:span text:style-name="T66">eft</text:span></text:h>
      <text:p text:style-name="P166"/>
      <text:p text:style-name="P147"><text:span text:style-name="T48">Original Name:</text:span><text:span text:style-name="T21"> </text:span><text:span text:style-name="T25">Walk Crouching Left</text:span></text:p>
      <text:p text:style-name="P147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68"/>
      <text:p text:style-name="P68"/>
      <text:p text:style-name="P68"/>
      <text:p text:style-name="P24">Values:</text:p>
      <text:p text:style-name="P147"><text:span text:style-name="T6">Overdrive: 5</text:span><text:span text:style-name="T16">0</text:span></text:p>
      <text:p text:style-name="P48">Character Arm-Space: 50</text:p>
      <text:p text:style-name="P147"><text:span text:style-name="T6">Trim: 3</text:span><text:span text:style-name="T26">1</text:span><text:span text:style-name="T17"> </text:span><text:span text:style-name="T6">total frames</text:span></text:p>
      <text:p text:style-name="P101">Mirror: false</text:p>
      <text:p text:style-name="P102">In Place: true</text:p>
      <text:p text:style-name="P68"/>
      <text:h text:style-name="P184" text:outline-level="2"><text:span text:style-name="T60">R</text:span><text:span text:style-name="T63">ifle Crouching </text:span><text:span text:style-name="T64">S</text:span><text:span text:style-name="T65">trafe</text:span><text:span text:style-name="T64"> R</text:span><text:span text:style-name="T67">ight</text:span></text:h>
      <text:p text:style-name="P166"/>
      <text:p text:style-name="P147"><text:span text:style-name="T48">Original Name:</text:span><text:span text:style-name="T4"> </text:span><text:span text:style-name="T21">Walk Crouching Right</text:span></text:p>
      <text:p text:style-name="P147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68"/>
      <text:p text:style-name="P68"/>
      <text:p text:style-name="P24">Values:</text:p>
      <text:p text:style-name="P147"><text:span text:style-name="T6">Overdrive: 5</text:span><text:span text:style-name="T16">0</text:span></text:p>
      <text:p text:style-name="P48">Character Arm-Space: 50</text:p>
      <text:p text:style-name="P147"><text:span text:style-name="T6">Trim: 3</text:span><text:span text:style-name="T27">1</text:span><text:span text:style-name="T6">total frames</text:span></text:p>
      <text:p text:style-name="P101">Mirror: false</text:p>
      <text:p text:style-name="P103">In Place: true</text:p>
      <text:p text:style-name="P120"/>
      <text:h text:style-name="P185" text:outline-level="2"><text:span text:style-name="T60">R</text:span><text:span text:style-name="T63">ifle Crouching </text:span><text:span text:style-name="T68">Diagonal Forward Right</text:span></text:h>
      <text:p text:style-name="P167"/>
      <text:p text:style-name="P149"><text:span text:style-name="T48">Original Name:</text:span><text:span text:style-name="T4"> </text:span><text:span text:style-name="T21">Walk Crouching F</text:span><text:span text:style-name="T28">orward Right</text:span></text:p>
      <text:p text:style-name="P14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69"/>
      <text:p text:style-name="P69"/>
      <text:p text:style-name="P25">Values:</text:p>
      <text:p text:style-name="P149"><text:span text:style-name="T6">Overdrive: 5</text:span><text:span text:style-name="T16">0</text:span></text:p>
      <text:p text:style-name="P49">Character Arm-Space: 50</text:p>
      <text:p text:style-name="P149"><text:span text:style-name="T6">Trim: 3</text:span><text:span text:style-name="T27">1</text:span><text:span text:style-name="T6">total frames</text:span></text:p>
      <text:p text:style-name="P104"><text:soft-page-break/>Mirror: false</text:p>
      <text:p text:style-name="P104">In Place: true</text:p>
      <text:p text:style-name="P121"/>
      <text:h text:style-name="P186" text:outline-level="2"><text:span text:style-name="T60">R</text:span><text:span text:style-name="T63">ifle Crouching </text:span><text:span text:style-name="T68">Diagonal Forward Left</text:span></text:h>
      <text:p text:style-name="P168"/>
      <text:p text:style-name="P150"><text:span text:style-name="T48">Original Name:</text:span><text:span text:style-name="T4"> </text:span><text:span text:style-name="T21">Walk Crouching F</text:span><text:span text:style-name="T28">orward Lef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22"/>
      <text:h text:style-name="P186" text:outline-level="2"><text:span text:style-name="T60">R</text:span><text:span text:style-name="T63">ifle Crouching </text:span><text:span text:style-name="T68">Diagonal Backwards Right</text:span></text:h>
      <text:p text:style-name="P168"/>
      <text:p text:style-name="P150"><text:span text:style-name="T48">Original Name:</text:span><text:span text:style-name="T4"> </text:span><text:span text:style-name="T21">Walk Crouching B</text:span><text:span text:style-name="T28">ackward Righ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22"/>
      <text:h text:style-name="P186" text:outline-level="2"><text:span text:style-name="T60">R</text:span><text:span text:style-name="T63">ifle Crouching </text:span><text:span text:style-name="T68">Diagonal Backwards Left</text:span></text:h>
      <text:p text:style-name="P168"/>
      <text:p text:style-name="P150"><text:span text:style-name="T48">Original Name:</text:span><text:span text:style-name="T4"> </text:span><text:span text:style-name="T21">Walk Crouching B</text:span><text:span text:style-name="T28">ackward L</text:span><text:span text:style-name="T29">ef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<text:soft-page-break/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05"/>
      <text:h text:style-name="Heading_20_1" text:outline-level="1">Pistol Aiming</text:h>
      <text:p text:style-name="Text_20_body"/>
      <text:h text:style-name="P177" text:outline-level="2">P<text:span text:style-name="T84">istol Aiming idle</text:span></text:h>
      <text:p text:style-name="P170"/>
      <text:p text:style-name="P151"><text:span text:style-name="T48">Original Name:</text:span><text:span text:style-name="T4"> </text:span><text:span text:style-name="T21">P</text:span><text:span text:style-name="T30">istol Idl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5</text:span><text:span text:style-name="T16">0</text:span></text:p>
      <text:p text:style-name="P51">Character Arm-Space: 50</text:p>
      <text:p text:style-name="P151"><text:span text:style-name="T6">Trim: 4</text:span><text:span text:style-name="T33">1 </text:span><text:span text:style-name="T6">total frames</text:span></text:p>
      <text:p text:style-name="P106">Mirror: false</text:p>
      <text:p text:style-name="P106"/>
      <text:h text:style-name="P177" text:outline-level="2">P<text:span text:style-name="T84">istol Aiming Walking Backwards</text:span></text:h>
      <text:p text:style-name="P170"/>
      <text:p text:style-name="P151"><text:span text:style-name="T48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7</text:span><text:span text:style-name="T33">0</text:span></text:p>
      <text:p text:style-name="P51">Character Arm-Space: 50</text:p>
      <text:p text:style-name="P151"><text:span text:style-name="T6">Trim: 2</text:span><text:span text:style-name="T33">3 </text:span><text:span text:style-name="T6">total frames</text:span></text:p>
      <text:p text:style-name="P106">Mirror: false</text:p>
      <text:p text:style-name="P106">In Place: true</text:p>
      <text:p text:style-name="P106"/>
      <text:p text:style-name="P89">Rough BPM: 165</text:p>
      <text:p text:style-name="P89"/>
      <text:h text:style-name="P178" text:outline-level="2"><text:soft-page-break/>P<text:span text:style-name="T85">istol Aiming Walking Forward</text:span></text:h>
      <text:p text:style-name="P170"/>
      <text:p text:style-name="P151"><text:span text:style-name="T48">Original Name:</text:span><text:span text:style-name="T4"> </text:span><text:span text:style-name="T21">P</text:span><text:span text:style-name="T30">istol W</text:span><text:span text:style-name="T34">alk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5</text:span><text:span text:style-name="T34">4</text:span></text:p>
      <text:p text:style-name="P51">Character Arm-Space: 50</text:p>
      <text:p text:style-name="P151"><text:span text:style-name="T6">Trim: 2</text:span><text:span text:style-name="T34">3 </text:span><text:span text:style-name="T6">total frames</text:span></text:p>
      <text:p text:style-name="P106">Mirror: false</text:p>
      <text:p text:style-name="P106">In Place: true</text:p>
      <text:p text:style-name="P123"/>
      <text:p text:style-name="P90">Rough BPM: 165</text:p>
      <text:p text:style-name="P123"/>
      <text:h text:style-name="P178" text:outline-level="2">P<text:span text:style-name="T85">istol Aiming Strafe Left</text:span></text:h>
      <text:p text:style-name="P170"/>
      <text:p text:style-name="P151"><text:span text:style-name="T48">Original Name:</text:span><text:span text:style-name="T4"> </text:span><text:span text:style-name="T21">P</text:span><text:span text:style-name="T30">istol </text:span><text:span text:style-name="T34">Straf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2</text:span><text:span text:style-name="T34">8</text:span></text:p>
      <text:p text:style-name="P51">Character Arm-Space: 50</text:p>
      <text:p text:style-name="P152"><text:span text:style-name="T6">Trim: 2</text:span><text:span text:style-name="T34">3 </text:span><text:span text:style-name="T6">total frames</text:span></text:p>
      <text:p text:style-name="P106">Mirror: false</text:p>
      <text:p text:style-name="P106">In Place: true</text:p>
      <text:p text:style-name="P123"/>
      <text:p text:style-name="P90">Rough BPM: 165</text:p>
      <text:p text:style-name="P123"/>
      <text:h text:style-name="P187" text:outline-level="2"><text:span text:style-name="T68">P</text:span><text:span text:style-name="T69">istol Aiming Strafe Right</text:span></text:h>
      <text:p text:style-name="P170"/>
      <text:p text:style-name="P151"><text:span text:style-name="T48">Original Name:</text:span><text:span text:style-name="T4"> </text:span><text:span text:style-name="T21">P</text:span><text:span text:style-name="T30">istol S</text:span><text:span text:style-name="T34">traf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3</text:span><text:span text:style-name="T34">2</text:span></text:p>
      <text:p text:style-name="P51">Character Arm-Space: 50</text:p>
      <text:p text:style-name="P152"><text:span text:style-name="T6">Trim: 2</text:span><text:span text:style-name="T34">3 </text:span><text:span text:style-name="T6">total frames</text:span></text:p>
      <text:p text:style-name="P106"><text:soft-page-break/>Mirror: false</text:p>
      <text:p text:style-name="P106">In Place: true</text:p>
      <text:p text:style-name="P123"/>
      <text:p text:style-name="P90">Rough BPM: 165</text:p>
      <text:p text:style-name="P90"/>
      <text:p text:style-name="P90"/>
      <text:p text:style-name="P90"/>
      <text:h text:style-name="P188" text:outline-level="2"><text:span text:style-name="T68">P</text:span><text:span text:style-name="T69">istol C</text:span><text:span text:style-name="T70">rouching Idle</text:span></text:h>
      <text:p text:style-name="P171"/>
      <text:p text:style-name="P153"><text:span text:style-name="T48">Original Name:</text:span><text:span text:style-name="T4"> </text:span><text:span text:style-name="T10">Pistol k</text:span><text:span text:style-name="T35">neeling</text:span><text:span text:style-name="T10"> Idle</text:span></text:p>
      <text:p text:style-name="P153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2"/>
      <text:p text:style-name="P28">Values:</text:p>
      <text:p text:style-name="P153"><text:span text:style-name="T6">Overdrive: 5</text:span><text:span text:style-name="T35">0</text:span></text:p>
      <text:p text:style-name="P52">Character Arm-Space: 50</text:p>
      <text:p text:style-name="P153"><text:span text:style-name="T6">Trim: 1</text:span><text:span text:style-name="T35">15</text:span><text:span text:style-name="T34"> </text:span><text:span text:style-name="T6">total frames</text:span></text:p>
      <text:p text:style-name="P107">Mirror: false</text:p>
      <text:p text:style-name="P107"/>
      <text:h text:style-name="Heading_20_1" text:outline-level="1">Humanoid Animations From Brackeys</text:h>
      <text:p text:style-name="P107"/>
      <text:p text:style-name="P124">I did some heavy processing on them, tick everything to origina l and bake into pose to prevent root motion, also delete all root.T x and z motion and all quaternion keyframes of root beside the first ones</text:p>
      <text:p text:style-name="P124"/>
      <text:h text:style-name="Heading_20_1" text:outline-level="1"><text:soft-page-break/></text:h>
      <text:h text:style-name="Heading_20_1" text:outline-level="1">Sword and Shield – also used for Grenade?</text:h>
      <text:p text:style-name="P91"/>
      <text:p text:style-name="P123"/>
      <text:p text:style-name="P123"/>
      <text:p text:style-name="P127">Use the idle crouch for grenade:</text:p>
      <text:p text:style-name="P127"/>
      <text:p text:style-name="P127">- <text:span text:style-name="T86">have the trow animation be on a different layer – only override upper body?</text:span></text:p>
      <text:p text:style-name="P125"/>
      <text:h text:style-name="Heading_20_2" text:outline-level="2">Sword &amp; Shield Walk: <text:span text:style-name="T87">Forward</text:span></text:h>
      <text:p text:style-name="P125"/>
      <text:p text:style-name="P154"><text:span text:style-name="T48">Original Name:</text:span><text:span text:style-name="T4"> </text:span><text:span text:style-name="T36">Sword &amp; Shield Walk:</text:span></text:p>
      <text:p text:style-name="P73">https://www.mixamo.com/#/?page=1&amp;query=sword+%26+shield</text:p>
      <text:p text:style-name="P73"/>
      <text:p text:style-name="P29">Values:</text:p>
      <text:p text:style-name="P154"><text:span text:style-name="T6">Overdrive: 7</text:span><text:span text:style-name="T37">5</text:span></text:p>
      <text:p text:style-name="P53">Character Arm-Space: 50</text:p>
      <text:p text:style-name="P154"><text:span text:style-name="T6">Trim: 2</text:span><text:span text:style-name="T37">3</text:span><text:span text:style-name="T34"> </text:span><text:span text:style-name="T6">total frames</text:span></text:p>
      <text:p text:style-name="P108">Mirror: false</text:p>
      <text:p text:style-name="P110">In Place: true</text:p>
      <text:p text:style-name="P110"/>
      <text:p text:style-name="P92">Rough BPM: 165</text:p>
      <text:h text:style-name="Heading_20_2" text:outline-level="2">Sword &amp; Shield Walk: Backwards</text:h>
      <text:p text:style-name="P126"/>
      <text:p text:style-name="P155"><text:span text:style-name="T48">Original Name:</text:span><text:span text:style-name="T4"> </text:span><text:span text:style-name="T36">Sword &amp; Shield Walk:</text:span></text:p>
      <text:p text:style-name="P74">https://www.mixamo.com/#/?page=1&amp;query=sword+%26+shield</text:p>
      <text:p text:style-name="P74"/>
      <text:p text:style-name="P30">Values:</text:p>
      <text:p text:style-name="P155"><text:span text:style-name="T6">Overdrive: </text:span><text:span text:style-name="T38">85</text:span></text:p>
      <text:p text:style-name="P54">Character Arm-Space: 50</text:p>
      <text:p text:style-name="P155"><text:span text:style-name="T6">Trim: 2</text:span><text:span text:style-name="T37">3</text:span><text:span text:style-name="T34"> </text:span><text:span text:style-name="T6">total frames</text:span></text:p>
      <text:p text:style-name="P109"><text:soft-page-break/>Mirror: false</text:p>
      <text:p text:style-name="P110">In Place: true</text:p>
      <text:p text:style-name="P110"/>
      <text:p text:style-name="P92">Rough BPM: 165</text:p>
      <text:p text:style-name="P116"/>
      <text:h text:style-name="Heading_20_2" text:outline-level="2">Sword &amp; Shield Strafe Left</text:h>
      <text:p text:style-name="P128"/>
      <text:p text:style-name="P156"><text:span text:style-name="T48">Original Name:</text:span><text:span text:style-name="T4"> </text:span><text:span text:style-name="T36">Sword &amp; Shield S</text:span><text:span text:style-name="T39">trafe</text:span></text:p>
      <text:p text:style-name="P75">https://www.mixamo.com/#/?page=1&amp;query=sword+%26+shield</text:p>
      <text:p text:style-name="P75"/>
      <text:p text:style-name="P31">Values:</text:p>
      <text:p text:style-name="P156"><text:span text:style-name="T6">Overdrive: </text:span><text:span text:style-name="T38">9</text:span><text:span text:style-name="T39">0</text:span></text:p>
      <text:p text:style-name="P55">Character Arm-Space: 50</text:p>
      <text:p text:style-name="P156"><text:span text:style-name="T6">Trim: 2</text:span><text:span text:style-name="T37">3</text:span><text:span text:style-name="T34"> </text:span><text:span text:style-name="T6">total frames</text:span></text:p>
      <text:p text:style-name="P110">Mirror: false</text:p>
      <text:p text:style-name="P110">In Place: true</text:p>
      <text:p text:style-name="P110"/>
      <text:p text:style-name="P92">Rough BPM: 165</text:p>
      <text:p text:style-name="P110"/>
      <text:h text:style-name="P189" text:outline-level="2">Sword &amp; Shield Strafe <text:span text:style-name="T60">R</text:span><text:span text:style-name="T71">ight</text:span></text:h>
      <text:p text:style-name="P129"/>
      <text:p text:style-name="P157"><text:span text:style-name="T48">Original Name:</text:span><text:span text:style-name="T4"> </text:span><text:span text:style-name="T36">Sword &amp; Shield S</text:span><text:span text:style-name="T39">trafe</text:span></text:p>
      <text:p text:style-name="P76">https://www.mixamo.com/#/?page=1&amp;query=sword+%26+shield</text:p>
      <text:p text:style-name="P76"/>
      <text:p text:style-name="P32">Values:</text:p>
      <text:p text:style-name="P157"><text:span text:style-name="T6">Overdrive: </text:span><text:span text:style-name="T38">7</text:span><text:span text:style-name="T40">7</text:span></text:p>
      <text:p text:style-name="P56">Character Arm-Space: 50</text:p>
      <text:p text:style-name="P157"><text:span text:style-name="T6">Trim: 2</text:span><text:span text:style-name="T37">3</text:span><text:span text:style-name="T34"> </text:span><text:span text:style-name="T6">total frames</text:span></text:p>
      <text:p text:style-name="P111">Mirror: false</text:p>
      <text:p text:style-name="P111">In Place: true</text:p>
      <text:p text:style-name="P111"/>
      <text:p text:style-name="P92">Rough BPM: 165</text:p>
      <text:p text:style-name="P92"/>
      <text:h text:style-name="P190" text:outline-level="2">Sword &amp; Shield <text:span text:style-name="T60">I</text:span><text:span text:style-name="T72">dle</text:span></text:h>
      <text:p text:style-name="P130"/>
      <text:p text:style-name="P158"><text:span text:style-name="T48">Original Name:</text:span><text:span text:style-name="T4"> </text:span><text:span text:style-name="T36">Sword &amp; Shield I</text:span><text:span text:style-name="T41">dle</text:span></text:p>
      <text:p text:style-name="P77">https://www.mixamo.com/#/?page=1&amp;query=sword+%26+shield</text:p>
      <text:p text:style-name="P77"/>
      <text:p text:style-name="P33">Values:</text:p>
      <text:p text:style-name="P158"><text:soft-page-break/><text:span text:style-name="T6">Overdrive: </text:span><text:span text:style-name="T38">5</text:span><text:span text:style-name="T41">0</text:span></text:p>
      <text:p text:style-name="P57">Character Arm-Space: 50</text:p>
      <text:p text:style-name="P158"><text:span text:style-name="T6">Trim: 7</text:span><text:span text:style-name="T41">7</text:span><text:span text:style-name="T34"> </text:span><text:span text:style-name="T6">total frames</text:span></text:p>
      <text:p text:style-name="P112">Mirror: false</text:p>
      <text:p text:style-name="P112"/>
      <text:h text:style-name="P191" text:outline-level="2">Sword &amp; Shield <text:span text:style-name="T88">Crouch </text:span><text:span text:style-name="T60">I</text:span><text:span text:style-name="T72">dle</text:span></text:h>
      <text:p text:style-name="P131"/>
      <text:p text:style-name="P159"><text:span text:style-name="T48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78">https://www.mixamo.com/#/?page=1&amp;query=sword+%26+shield</text:p>
      <text:p text:style-name="P78"/>
      <text:p text:style-name="P34">Values:</text:p>
      <text:p text:style-name="P159"><text:span text:style-name="T6">Overdrive: </text:span><text:span text:style-name="T38">5</text:span><text:span text:style-name="T41">0</text:span></text:p>
      <text:p text:style-name="P58">Character Arm-Space: 50</text:p>
      <text:p text:style-name="P159"><text:span text:style-name="T6">Trim: 7</text:span><text:span text:style-name="T41">4</text:span><text:span text:style-name="T34"> </text:span><text:span text:style-name="T6">total frames</text:span></text:p>
      <text:p text:style-name="P113">Mirror: false</text:p>
      <text:p text:style-name="P203"/>
      <text:h text:style-name="Heading_20_1" text:outline-level="1">Flinch</text:h>
      <text:p text:style-name="P205"/>
      <text:h text:style-name="Heading_20_2" text:outline-level="2">Flinch1</text:h>
      <text:p text:style-name="Text_20_body"/>
      <text:p text:style-name="P215"><text:span text:style-name="T48">Original Name:</text:span><text:span text:style-name="T4"> </text:span><text:span text:style-name="T36">Z</text:span><text:span text:style-name="T43">ombie Reaction Hit</text:span></text:p>
      <text:p text:style-name="P200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200"/>
      <text:p text:style-name="P212">Values:</text:p>
      <text:p text:style-name="P215"><text:span text:style-name="T6">Overdrive: </text:span><text:span text:style-name="T38">5</text:span><text:span text:style-name="T41">0</text:span></text:p>
      <text:p text:style-name="P206">Character Arm-Space: 50</text:p>
      <text:p text:style-name="P215"><text:span text:style-name="T6">Trim: 6</text:span><text:span text:style-name="T44">1</text:span><text:span text:style-name="T34"> </text:span><text:span text:style-name="T6">total frames</text:span></text:p>
      <text:p text:style-name="P209">Mirror: false</text:p>
      <text:p text:style-name="P209"/>
      <text:h text:style-name="P192" text:outline-level="2">Flinch<text:span text:style-name="T60">2</text:span></text:h>
      <text:p text:style-name="P220"/>
      <text:p text:style-name="P216"><text:span text:style-name="T48">Original Name:</text:span><text:span text:style-name="T4"> </text:span><text:span text:style-name="T36">R</text:span><text:span text:style-name="T45">eaction</text:span></text:p>
      <text:p text:style-name="P201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201"/>
      <text:p text:style-name="P213"><text:soft-page-break/>Values:</text:p>
      <text:p text:style-name="Standard">Target height: 50</text:p>
      <text:p text:style-name="P217">Hit intensity: 0</text:p>
      <text:p text:style-name="P216"><text:span text:style-name="T6">Overdrive: </text:span><text:span text:style-name="T38">5</text:span><text:span text:style-name="T41">0</text:span></text:p>
      <text:p text:style-name="P207">Character Arm-Space: 50</text:p>
      <text:p text:style-name="P216"><text:span text:style-name="T6">Trim: 3</text:span><text:span text:style-name="T47">5</text:span><text:span text:style-name="T34"> </text:span><text:span text:style-name="T6">total frames</text:span></text:p>
      <text:p text:style-name="P210">Mirror: false</text:p>
      <text:p text:style-name="P210"/>
      <text:h text:style-name="P193" text:outline-level="2">Flinch<text:span text:style-name="T60">3</text:span></text:h>
      <text:p text:style-name="P221"/>
      <text:p text:style-name="P219"><text:span text:style-name="T48">Original Name:</text:span><text:span text:style-name="T4"> </text:span><text:span text:style-name="T36">R</text:span><text:span text:style-name="T45">eaction</text:span></text:p>
      <text:p text:style-name="P202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202"/>
      <text:p text:style-name="P214">Values:</text:p>
      <text:p text:style-name="P219">Target height: 50</text:p>
      <text:p text:style-name="P218">Hit intensity: 0</text:p>
      <text:p text:style-name="P219"><text:span text:style-name="T6">Overdrive: </text:span><text:span text:style-name="T38">5</text:span><text:span text:style-name="T41">0</text:span></text:p>
      <text:p text:style-name="P208">Character Arm-Space: 50</text:p>
      <text:p text:style-name="P219"><text:span text:style-name="T6">Trim: 3</text:span><text:span text:style-name="T47">5</text:span><text:span text:style-name="T34"> </text:span><text:span text:style-name="T6">total frames</text:span></text:p>
      <text:p text:style-name="P211">Mirror: false</text:p>
      <text:p text:style-name="P204"/>
      <text:h text:style-name="Heading_20_2" text:outline-level="2"/>
      <text:h text:style-name="P180" text:outline-level="2"/>
      <text:p text:style-name="P85"/>
      <text:p text:style-name="P160"/>
      <text:p text:style-name="P79"/>
      <text:p text:style-name="P79"/>
      <text:p text:style-name="P35"/>
      <text:p text:style-name="P3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9T11:49:52.184000000</dc:date>
    <meta:editing-duration>PT5H12M19S</meta:editing-duration>
    <meta:editing-cycles>71</meta:editing-cycles>
    <meta:document-statistic meta:table-count="0" meta:image-count="0" meta:object-count="0" meta:page-count="17" meta:paragraph-count="396" meta:word-count="1251" meta:character-count="9412" meta:non-whitespace-character-count="8552"/>
  </office:meta>
</office:document-meta>
</file>